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a609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>
      <style:graphic-properties draw:fill-color="#ffffff" fo:min-height="9.13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ject phase-1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This project is for a menu of food that this website is selling.</text:p>
            <text:p text:style-name="P1"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4" draw:layer="layout" svg:width="25.199cm" svg:height="2.629cm" svg:x="1.4cm" svg:y="0.628cm" presentation:class="title" presentation:user-transformed="true">
          <draw:text-box>
            <text:p>Problem statement</text:p>
          </draw:text-box>
        </draw:frame>
        <draw:frame presentation:style-name="pr5" draw:text-style-name="P3" draw:layer="layout" svg:width="25.199cm" svg:height="9.134cm" svg:x="1.471cm" svg:y="3.257cm" presentation:class="subtitle" presentation:user-transformed="true">
          <draw:text-box>
            <text:p>I wanted to create a menu to include food sold and that decreases the quantity in stock from the server I’m using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layer="layout" svg:width="25.199cm" svg:height="2.629cm" svg:x="1.27cm" svg:y="0.635cm" presentation:class="title" presentation:user-transformed="true">
          <draw:text-box>
            <text:p>Solution and MVP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o I used HTML,CSS and JS as my languages to execute the commands to achieve my goal.</text:p>
              </text:list-item>
              <text:list-item>
                <text:p>HTML was for my layout, CSS to style it and JS to make it interactive.</text:p>
              </text:list-item>
              <text:list-item>
                <text:p>I also used my own JSON server to update my HTML webpag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Development process.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So the process was to create fetch data from the Server I was to use which for my case was my db.json file.</text:p>
              </text:list-item>
              <text:list-item>
                <text:p>I then created a simple HTML webpage</text:p>
              </text:list-item>
              <text:list-item>
                <text:p>Styled my page using CSS</text:p>
              </text:list-item>
              <text:list-item>
                <text:p>Then used Javascript to make my page interacti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Live Dem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Live de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hallenges encountered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I had issues with being able to update the quantitiy in my server whenever I clicked on the buy button</text:p>
              </text:list-item>
              <text:list-item>
                <text:p>The page kept refreshing even after including the preventDefault() function</text:p>
              </text:list-item>
              <text:list-item>
                <text:p>The update on the website wasn’t displaying although it showed on the JSON serv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uture plan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So I plan on updating this website into a restaurant website including more details about it and making a broder-scope kind of websit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he project is a menu of food available and how the client can buy food and it shows the quantity availabl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7T06:23:07.819796521</meta:creation-date>
    <dc:date>2023-10-27T09:18:57.585650487</dc:date>
    <meta:editing-duration>PT3M</meta:editing-duration>
    <meta:editing-cycles>1</meta:editing-cycles>
    <meta:document-statistic meta:object-count="53"/>
    <meta:generator>LibreOffice/7.3.7.2$Linux_X86_64 LibreOffice_project/30$Build-2</meta:generator>
  </office:meta>
</office:document-meta>
</file>